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9000001910F53A5EC556DEF8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6.81cm" svg:height="7.073cm" draw:z-index="0"><draw:image xlink:href="Pictures/10000000000003B9000001910F53A5EC556DEF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34:23.509000000</meta:creation-date>
    <dc:date>2025-09-24T12:34:31.118000000</dc:date>
    <meta:editing-duration>PT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